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65b0e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253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9fe8f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6699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b200c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1fa48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b11bb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42800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2565d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0d4b5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7920b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30b2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68855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31693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9391e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c5ac9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8d72d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d10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2881e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a8c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a63d4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cdba8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173f3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27895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3e663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43060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4832e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5ffbc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7923d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c8900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0f343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30d16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ef604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1fdcc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d1f23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ee0c5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5edd6ec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paragraph-properties fo:break-before="page"/>
      <style:text-properties fo:color="#1c1c1c" style:font-name="Liberation Serif" fo:font-size="17pt" style:text-underline-style="none" fo:font-weight="bold" officeooo:rsid="3449857d" officeooo:paragraph-rsid="357d9a5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3b16057e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font-style-complex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5a8bd7a" style:font-style-asian="normal" style:font-name-complex="標楷體" style:text-emphasize="none"/>
    </style:style>
    <style:style style:name="T13" style:family="text">
      <style:text-properties officeooo:rsid="325a12c2"/>
    </style:style>
    <style:style style:name="T14" style:family="text">
      <style:text-properties style:font-name="標楷體1"/>
    </style:style>
    <style:style style:name="T15" style:family="text">
      <style:text-properties style:font-name="標楷體1" officeooo:rsid="335c88fa"/>
    </style:style>
    <style:style style:name="T16" style:family="text">
      <style:text-properties style:font-name="標楷體1" style:font-name-asian="標楷體1"/>
    </style:style>
    <style:style style:name="T17" style:family="text">
      <style:text-properties style:font-name="標楷體1" officeooo:rsid="359734f3" style:font-name-asian="標楷體1"/>
    </style:style>
    <style:style style:name="T18" style:family="text">
      <style:text-properties officeooo:rsid="335c88fa"/>
    </style:style>
    <style:style style:name="T19" style:family="text">
      <style:text-properties officeooo:rsid="3525946d"/>
    </style:style>
    <style:style style:name="T20" style:family="text">
      <style:text-properties officeooo:rsid="355b9bc0"/>
    </style:style>
    <style:style style:name="T21" style:family="text">
      <style:text-properties officeooo:rsid="2f7a955a"/>
    </style:style>
    <style:style style:name="T22" style:family="text">
      <style:text-properties officeooo:rsid="344985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68501913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5">·</text:span>米爾格拉姆的<text:span text:style-name="T13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14">MK U</text:span><text:span text:style-name="T15">ltra</text:span><text:span text:style-name="T18">。</text:span></text:p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49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50"><text:bookmark-start text:name="文藝復興"/>文藝復興<text:bookmark-end text:name="文藝復興"/></text:p>
          <text:list>
            <text:list-item>
              <text:p text:style-name="P2">復興 基督教出現以前的 一切。</text:p>
              <text:list>
                <text:list-item>
                  <text:p text:style-name="P2">復興 古希臘、古羅馬 的 文化、藝術、繪畫、雕刻、建築、思想、哲學、文學、天文、地理。</text:p>
                  <text:list>
                    <text:list-item>
                      <text:p text:style-name="P2">明顯例子，拉斐爾的 雅典學院（畫）。</text:p>
                    </text:list-item>
                  </text:list>
                </text:list-item>
                <text:list-item>
                  <text:p text:style-name="P2">翻天覆地的 改變 歐洲的 思想、哲學、科學、文學、藝術、文化、法律、政治、經濟。</text:p>
                </text:list-item>
                <text:list-item>
                  <text:p text:style-name="P2">（仍然）擁有 基督教 信仰。</text:p>
                </text:list-item>
              </text:list>
            </text:list-item>
            <text:list-item>
              <text:p text:style-name="P51">以人為本。</text:p>
              <text:list>
                <text:list-item>
                  <text:p text:style-name="P2">從 原本的 以神為本，變成<text:span text:style-name="T19"> 以人為本。</text:span></text:p>
                  <text:list>
                    <text:list-item>
                      <text:p text:style-name="P3">從 原本的 以神為重心、以神為出發點，變成<text:span text:style-name="T19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3">梅迪奇家族。</text:p>
            </text:list-item>
            <text:list-item>
              <text:p text:style-name="P3">文藝復興的 三傑，達文西、米開朗基羅、拉斐爾。</text:p>
            </text:list-item>
            <text:list-item>
              <text:p text:style-name="P3">畫的 內容 真實、大自然。</text:p>
              <text:list>
                <text:list-item>
                  <text:p text:style-name="P4">畫的 內容，從 宗教 變成 真實、大自然。</text:p>
                </text:list-item>
              </text:list>
            </text:list-item>
          </text:list>
        </text:list-item>
        <text:list-item>
          <text:p text:style-name="P4"><text:bookmark-start text:name="啟蒙運動"/>啟蒙運動<text:bookmark-end text:name="啟蒙運動"/></text:p>
          <text:list>
            <text:list-item>
              <text:p text:style-name="P5">明顯例子，<text:span text:style-name="T16">（</text:span><text:span text:style-name="T17">YouTube</text:span><text:span text:style-name="T16">）【讀書時間】一節課時間，思想啟蒙運動+法國大革命</text:span> 全搞懂！。</text:p>
              <text:list>
                <text:list-item>
                  <text:p text:style-name="P4">啟蒙思想。</text:p>
                </text:list-item>
                <text:list-item>
                  <text:p text:style-name="P6">（約翰<text:span text:style-name="T5">·</text:span>洛克 的）政府論 認定，政府 服務 人民。</text:p>
                  <text:list>
                    <text:list-item>
                      <text:p text:style-name="P7">個體的 個體權力、個體權利 不是 政府給予、後天賦予、長大才有。</text:p>
                    </text:list-item>
                    <text:list-item>
                      <text:p text:style-name="P7">個體的 個體權力、個體權利 是 與生俱來、先天就有、一出生就有。</text:p>
                      <text:list>
                        <text:list-item>
                          <text:p text:style-name="P8">明顯例子，人權、生命權、隱私權。</text:p>
                        </text:list-item>
                      </text:list>
                    </text:list-item>
                    <text:list-item>
                      <text:p text:style-name="P9">個體的 群體權力、群體權利 是 群體給予、後天賦予、有職位才有。</text:p>
                      <text:list>
                        <text:list-item>
                          <text:p text:style-name="P10">明顯例子，管理、指揮 其他個體的 權力、權利、權限（<text:span text:style-name="T7">Power limit</text:span><text:span text:style-name="T10">）</text:span>。</text:p>
                          <text:list>
                            <text:list-item>
                              <text:p text:style-name="P52">（權限（<text:span text:style-name="T7">Power limit</text:span><text:span text:style-name="T10">）</text:span><text:span text:style-name="T6">的相關描述在 </text:span><text:span text:style-name="T9">新生之書</text:span><text:span text:style-name="T6">的 </text:span><text:span text:style-name="T8">_</text:span><text:span text:style-name="T6"> 文件群的 </text:span><text:span text:style-name="T9">權力</text:span><text:span text:style-name="T6">的 </text:span><text:span text:style-name="T9">權限</text:span><text:span text:style-name="T10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（孟德斯鳩 的）論法的精神。</text:p>
                  <text:list>
                    <text:list-item>
                      <text:p text:style-name="P35">三權分立、優良的刑法。</text:p>
                      <text:list>
                        <text:list-item>
                          <text:p text:style-name="P34">三權 是 行政權、立法權、司法權。</text:p>
                        </text:list-item>
                      </text:list>
                    </text:list-item>
                    <text:list-item>
                      <text:p text:style-name="P12">建立、維護 政權、政治權力、政治權利，要靠 法律。</text:p>
                    </text:list-item>
                    <text:list-item>
                      <text:p text:style-name="P13">法律 要體現、要實現，領導層、國民群、群體 的 精神。</text:p>
                      <text:list>
                        <text:list-item>
                          <text:p text:style-name="P12">法律、教育、國家、組織 要體現、要實現，領導層、國民群、群體 的 精神。</text:p>
                        </text:list-item>
                      </text:list>
                    </text:list-item>
                    <text:list-item>
                      <text:p text:style-name="P14">法律 是由 <text:span text:style-name="T21">領導層的 </text:span>制度 決定。</text:p>
                      <text:list>
                        <text:list-item>
                          <text:p text:style-name="P15">法律 是由 <text:span text:style-name="T21">領導層的 </text:span>制度、結構、架構、權力依據、權利根基、權限來源 決定。</text:p>
                        </text:list-item>
                        <text:list-item>
                          <text:p text:style-name="P37"><text:span text:style-name="T21">領導層的 </text:span>制度 的 明顯例子，神權制、獨裁制、君主制、共和制、金權制。</text:p>
                          <text:list>
                            <text:list-item>
                              <text:p text:style-name="P16">共和制 的 明顯例子，寡頭共和制、貴族共和制、民主共和制。</text:p>
                            </text:list-item>
                          </text:list>
                        </text:list-item>
                        <text:list-item>
                          <text:p text:style-name="P17">神權制的 法律，以 宗教 為 出發點、中心思想 →<text:span text:style-name="T20"> </text:span>為了 宗教 服務 而 存在、變化。</text:p>
                        </text:list-item>
                        <text:list-item>
                          <text:p text:style-name="P38">獨裁制的 法律，以 獨裁者 為 出發點、中心思想 →<text:span text:style-name="T20"> </text:span>為了 獨裁者 服務 而 存在。</text:p>
                          <text:list>
                            <text:list-item>
                              <text:p text:style-name="P39">獨裁者 凌駕於 貴族。</text:p>
                              <text:list>
                                <text:list-item>
                                  <text:p text:style-name="P39">獨裁者 大權在握。</text:p>
                                </text:list-item>
                                <text:list-item>
                                  <text:p text:style-name="P39">貴族 權力不大。</text:p>
                                </text:list-item>
                              </text:list>
                            </text:list-item>
                            <text:list-item>
                              <text:p text:style-name="P39">明顯例子，中國的 朱元璋。</text:p>
                            </text:list-item>
                            <text:list-item>
                              <text:p text:style-name="P39">群體 帶著 恐懼心，為 獨裁者 服務。</text:p>
                            </text:list-item>
                          </text:list>
                        </text:list-item>
                        <text:list-item>
                          <text:p text:style-name="P18">君主制的 法律，以 君主 為 出發點、中心思想 →<text:span text:style-name="T20"> </text:span>為了 君主 服務 而 存在、變化。</text:p>
                          <text:list>
                            <text:list-item>
                              <text:p text:style-name="P19">君主 受限於 貴族。</text:p>
                              <text:list>
                                <text:list-item>
                                  <text:p text:style-name="P45">君主 把 權力 賦予給 貴族。</text:p>
                                  <text:list>
                                    <text:list-item>
                                      <text:p text:style-name="P45">君主 賦權、監督、休息。</text:p>
                                    </text:list-item>
                                    <text:list-item>
                                      <text:p text:style-name="P45">貴族 執行、管理、工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">明顯例子，英國的 封建王權。</text:p>
                            </text:list-item>
                            <text:list-item>
                              <text:p text:style-name="P40">群體 帶著 榮譽心，為 君主 服務。</text:p>
                            </text:list-item>
                          </text:list>
                        </text:list-item>
                        <text:list-item>
                          <text:p text:style-name="P36">貴族共和制的 法律，以 階級 為 出發點、中心思想 →<text:span text:style-name="T20"> </text:span>為了 階級 服務 而 存在。</text:p>
                          <text:list>
                            <text:list-item>
                              <text:p text:style-name="P36">有 身分、財產、家庭背景 才有機會 進入 領導層。</text:p>
                            </text:list-item>
                            <text:list-item>
                              <text:p text:style-name="P44">明顯例子，羅馬共和國的 元老院。</text:p>
                            </text:list-item>
                            <text:list-item>
                              <text:p text:style-name="P42">群體 帶著 階級（僵化）心，為 貴族 服務。</text:p>
                              <text:list>
                                <text:list-item>
                                  <text:p text:style-name="P42">貴族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民主共和制的 法律，以 政府 為 出發點、中心思想 →<text:span text:style-name="T20"> </text:span>為了 政府 服務 而 存在。</text:p>
                          <text:list>
                            <text:list-item>
                              <text:p text:style-name="P41">抽籤、每個人（公民）都有機會進入領導層。</text:p>
                            </text:list-item>
                            <text:list-item>
                              <text:p text:style-name="P36">明顯例子，古雅典。</text:p>
                            </text:list-item>
                            <text:list-item>
                              <text:p text:style-name="P43">群體 帶著 參與（政治）心，為 公民 服務。</text:p>
                              <text:list>
                                <text:list-item>
                                  <text:p text:style-name="P36">公民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">金權制的 法律，以 金融系統 為 出發點、中心思想 →<text:span text:style-name="T20"> </text:span>為了 金融系統 服務而存在。</text:p>
                          <text:list>
                            <text:list-item>
                              <text:p text:style-name="P21">金權制的 法律、教育、國家、組織，以 金融系統 為 出發點、中心思想。</text:p>
                            </text:list-item>
                            <text:list-item>
                              <text:p text:style-name="P21">金權制的 法律、教育、國家、組織，為了 金融系統 服務 而 存在。</text:p>
                            </text:list-item>
                            <text:list-item>
                              <text:p text:style-name="P48"><text:span text:style-name="T22">群體 帶著 利益心，為 自己 服務</text:span>。</text:p>
                            </text:list-item>
                          </text:list>
                        </text:list-item>
                        <text:list-item>
                          <text:p text:style-name="P22">群體制的 法律，以 群體、整體 為 出發點、中心思想 →<text:span text:style-name="T20"> </text:span>為了 群體 服務 而 存在。</text:p>
                          <text:list>
                            <text:list-item>
                              <text:p text:style-name="P23">明顯例子，群體制國家、<text:span text:style-name="T11">（人類 認定的）</text:span><text:span text:style-name="T12">社團、同好會、遊戲公會</text:span>。</text:p>
                            </text:list-item>
                            <text:list-item>
                              <text:p text:style-name="P46">群體 帶著 群體心，為 群體 服務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（盧梭 的）社會契約論。</text:p>
                  <text:list>
                    <text:list-item>
                      <text:p text:style-name="P25">主權在民。</text:p>
                      <text:list>
                        <text:list-item>
                          <text:p text:style-name="P26">國家主權 不屬於 政府、官員、人民代表。</text:p>
                        </text:list-item>
                        <text:list-item>
                          <text:p text:style-name="P27">國家主權 屬於 人民、<text:span text:style-name="T21">國民群</text:span>、群體。</text:p>
                        </text:list-item>
                        <text:list-item>
                          <text:p text:style-name="P28">個體的 個體、群體 權力、權利、權限，不是讓 政府、<text:span text:style-name="T21">領導層</text:span> 託管。</text:p>
                        </text:list-item>
                        <text:list-item>
                          <text:p text:style-name="P28">個體的 個體、群體 權力、權利、權限，是讓 社會、群體 託管。</text:p>
                          <text:list>
                            <text:list-item>
                              <text:p text:style-name="P29">社會、群體 是 使用者、藍圖者、潛能者、第一線執行者、第一線實現者。</text:p>
                            </text:list-item>
                            <text:list-item>
                              <text:p text:style-name="P30">政府、<text:span text:style-name="T21">領導層</text:span> 是 工具、執行者、實現者、指揮者、統整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bookmark-start text:name="科舉"/>科舉<text:bookmark-end text:name="科舉"/></text:p>
          <text:list>
            <text:list-item>
              <text:p text:style-name="P31">知識 被直接掛鉤到 物質利益、身分地位、群體權力。</text:p>
              <text:list>
                <text:list-item>
                  <text:p text:style-name="P31">取得 物質利益、身分地位、群體權力 之後，知識就被 遺忘、丟在一邊、不會被實作和使用。</text:p>
                </text:list-item>
                <text:list-item>
                  <text:p text:style-name="P3">科舉 造成，學習 知識 不是，為了 滿足 好奇心。</text:p>
                </text:list-item>
                <text:list-item>
                  <text:p text:style-name="P31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32">目標 被直接掛鉤到 物質利益、身分地位、群體權力。</text:p>
              <text:list>
                <text:list-item>
                  <text:p text:style-name="P33">取得 物質利益、身分地位、群體權力 之後，有機率 感到迷茫、喪失目標、失去重心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20:43:31.984000000</dc:date>
    <meta:editing-duration>P21DT6H9M28S</meta:editing-duration>
    <meta:editing-cycles>12806</meta:editing-cycles>
    <meta:document-statistic meta:table-count="0" meta:image-count="0" meta:object-count="0" meta:page-count="1" meta:paragraph-count="94" meta:word-count="1879" meta:character-count="2241" meta:non-whitespace-character-count="2000"/>
  </office:meta>
</office:document-meta>
</file>